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/>
    <style:font-face style:name="Times New Roman4" svg:font-family="'Times New Roman', 'Times New Roman PS'" style:font-family-generic="roman"/>
    <style:font-face style:name="Times New Roman5" svg:font-family="'Times New Roman'" style:font-adornments="Lodia" style:font-family-generic="roman" style:font-pitch="variable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2" fo:font-size="12pt" fo:language="zxx" fo:country="none" fo:font-style="italic" style:font-name-asian="Andale Sans UI" style:font-size-asian="12pt" style:language-asian="zxx" style:country-asian="none" style:font-style-asian="italic" style:font-name-complex="Times New Roman2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2" fo:font-size="12pt" fo:language="zxx" fo:country="none" fo:font-style="italic" style:font-name-asian="Andale Sans UI" style:font-size-asian="12pt" style:language-asian="zxx" style:country-asian="none" style:font-style-asian="italic" style:font-name-complex="Times New Roman2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2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4" fo:font-size="11.5pt" fo:language="none" fo:country="none" fo:font-style="italic" style:font-name-asian="Times New Roman4" style:font-size-asian="11.5pt" style:language-asian="none" style:country-asian="none" style:font-style-asian="italic" style:font-name-complex="Times New Roman4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5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2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2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2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2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2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2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5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2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2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3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2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2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2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2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2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2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2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2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2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2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color="#000000" style:font-name="Times New Roman2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style:font-name="Times New Roman2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2" fo:font-size="12pt" style:font-size-asian="12pt" style:font-size-complex="12pt"/>
    </style:style>
    <style:style style:name="T15" style:family="text">
      <style:text-properties style:font-name="Times New Roman2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2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2" fo:font-size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2" fo:font-size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 style:use-window-font-color="true"/>
    </style:style>
    <style:style style:name="T21" style:family="text">
      <style:text-properties style:letter-kerning="true" style:font-name="Times New Roman2" fo:font-size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2" style:family="text">
      <style:text-properties style:font-name="Times New Roman2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3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27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/>
    </style:style>
    <style:style style:name="T28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2" fo:font-size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2" style:font-weight-asian="normal" style:font-weight-complex="normal" style:font-style-asian="italic" style:font-style-complex="italic"/>
    </style:style>
    <style:style style:name="T34" style:family="text">
      <style:text-properties style:font-name="Times New Roman2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49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2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2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2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2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2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2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2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2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2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style:font-size-asian="12pt" style:font-size-complex="12pt" fo:font-weight="normal" style:font-weight-asian="normal" style:font-weight-complex="normal"/>
    </style:style>
    <style:style style:name="T92" style:family="text">
      <style:text-properties style:font-name="Times New Roman" fo:font-size="12pt" style:font-size-asian="12pt" style:font-size-complex="12pt"/>
    </style:style>
    <style:style style:name="T93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94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5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8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9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0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1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3" style:family="text">
      <style:text-properties fo:color="#000000" style:font-name="Times New Roman2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4" style:family="text">
      <style:text-properties fo:color="#000000" style:font-name="Times New Roman2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5" style:family="text">
      <style:text-properties fo:color="#000000" style:font-name="Times New Roman2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6" style:family="text">
      <style:text-properties style:font-name="Times New Roman2"/>
    </style:style>
    <style:style style:name="T107" style:family="text">
      <style:text-properties style:font-name="Times New Roman2" fo:font-weight="bold" style:font-weight-asian="bold" style:font-weight-complex="bold"/>
    </style:style>
    <style:style style:name="T108" style:family="text">
      <style:text-properties fo:color="#000000"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9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0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1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2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3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4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5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6" style:family="text">
      <style:text-properties fo:color="#000000"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7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8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1" style:family="text">
      <style:text-properties fo:color="#000000" style:font-name="Times New Roman2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3" style:family="text">
      <style:text-properties style:font-name="Times New Roman2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4" style:family="text">
      <style:text-properties style:font-name="Times New Roman2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5" style:family="text">
      <style:text-properties style:font-name-asian="HiddenHorzOCR" style:font-name-complex="HiddenHorzOCR"/>
    </style:style>
    <style:style style:name="T126" style:family="text">
      <style:text-properties fo:font-weight="bold" style:font-weight-asian="bold" style:font-weight-complex="bold" style:font-name-asian="HiddenHorzOCR" style:font-name-complex="HiddenHorzOCR"/>
    </style:style>
    <style:style style:name="T127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9" style:family="text">
      <style:text-properties style:font-name="Times New Roman2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0" style:family="text">
      <style:text-properties style:font-name="Times New Roman2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1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2" style:family="text">
      <style:text-properties style:font-name-asian="ArialUnicodeMS" style:font-name-complex="ArialUnicodeMS"/>
    </style:style>
    <style:style style:name="T133" style:family="text">
      <style:text-properties style:font-name-asian="ArialUnicodeMS" style:font-name-complex="ArialUnicodeMS" fo:font-weight="bold" style:font-weight-asian="bold" style:font-weight-complex="bold"/>
    </style:style>
    <style:style style:name="T134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5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7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8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0" style:family="text">
      <style:text-properties style:font-name="Times New Roman2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1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2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3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4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5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6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8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9" style:family="text">
      <style:text-properties fo:font-size="12pt" fo:font-style="italic" style:font-size-asian="12pt" style:font-size-complex="12pt" style:font-style-asian="italic" style:font-style-complex="italic"/>
    </style:style>
    <style:style style:name="T150" style:family="text">
      <style:text-properties fo:font-weight="bold" style:font-weight-asian="bold" style:font-weight-complex="bold" style:font-name-asian="ArialUnicodeMS" style:font-name-complex="ArialUnicodeMS"/>
    </style:style>
    <style:style style:name="T151" style:family="text">
      <style:text-properties fo:font-weight="bold" style:font-name-asian="ArialUnicodeMS" style:font-name-complex="ArialUnicodeMS" style:font-weight-asian="bold" style:font-weight-complex="bold"/>
    </style:style>
    <style:style style:name="T152" style:family="text">
      <style:text-properties style:font-name-asian="ArialUnicodeMS" style:font-name-complex="ArialUnicodeMS" fo:font-weight="normal" style:font-weight-asian="normal" style:font-weight-complex="normal"/>
    </style:style>
    <style:style style:name="T153" style:family="text">
      <style:text-properties style:font-name="Times New Roman2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4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5" style:family="text">
      <style:text-properties style:font-name="Times New Roman2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6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8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59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0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1" style:family="text">
      <style:text-properties style:font-name="Times New Roman2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2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3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4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6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7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8" style:family="text">
      <style:text-properties style:font-name-asian="ArialNarrow" style:font-name-complex="ArialNarrow"/>
    </style:style>
    <style:style style:name="T169" style:family="text">
      <style:text-properties style:font-name-asian="ArialNarrow" style:font-name-complex="ArialNarrow" fo:font-weight="bold" style:font-weight-asian="bold" style:font-weight-complex="bold"/>
    </style:style>
    <style:style style:name="T170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1" style:family="text">
      <style:text-properties fo:font-weight="bold" style:font-name-asian="ArialNarrow" style:font-name-complex="ArialNarrow" style:font-weight-asian="bold" style:font-weight-complex="bold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3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4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5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6" style:family="text">
      <style:text-properties style:font-name="Times New Roman2" style:font-name-asian="Times New Roman2" style:font-name-complex="Times New Roman2"/>
    </style:style>
    <style:style style:name="T177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8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0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1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3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4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5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7" style:family="text">
      <style:text-properties style:font-name="Times New Roman1" style:font-name-asian="Times New Roman1" style:font-name-complex="Times New Roman1"/>
    </style:style>
    <style:style style:name="T188" style:family="text">
      <style:text-properties style:font-name="Times New Roman2" fo:font-size="12pt" style:font-size-asian="12pt" style:font-size-complex="12pt" style:font-name-complex="Times New Roman2"/>
    </style:style>
    <style:style style:name="T189" style:family="text">
      <style:text-properties style:font-name="Times New Roman2" fo:font-size="12pt" style:font-size-asian="12pt" style:font-size-complex="12pt" style:font-name-complex="Times New Roman1"/>
    </style:style>
    <style:style style:name="T190" style:family="text">
      <style:text-properties style:font-name="Times New Roman2" fo:font-size="12pt" style:font-size-asian="12pt" style:font-size-complex="12pt" style:font-name-complex="Times New Roman2" fo:font-style="italic" style:font-style-complex="italic"/>
    </style:style>
    <style:style style:name="T191" style:family="text">
      <style:text-properties style:font-name="Times New Roman2" fo:font-size="12pt" style:font-size-asian="12pt" style:font-size-complex="12pt" style:font-name-complex="Times New Roman2" fo:font-style="normal" style:font-style-complex="normal"/>
    </style:style>
    <style:style style:name="T192" style:family="text">
      <style:text-properties style:font-name="Times New Roman2" fo:font-size="12pt" style:font-name-complex="Times New Roman2" style:font-size-asian="12pt" style:font-size-complex="12pt"/>
    </style:style>
    <style:style style:name="T193" style:family="text">
      <style:text-properties style:font-name="Times New Roman2" fo:font-style="italic" style:font-style-complex="italic"/>
    </style:style>
    <style:style style:name="T194" style:family="text">
      <style:text-properties style:font-name="Times New Roman2" fo:font-size="12pt" style:font-name-complex="Times New Roman2" style:font-size-asian="12pt" style:font-size-complex="12pt" fo:font-style="italic" style:font-style-complex="italic"/>
    </style:style>
    <style:style style:name="T195" style:family="text">
      <style:text-properties style:font-name="Times New Roman2" fo:font-size="12pt" style:font-size-asian="12pt" style:font-size-complex="12pt" fo:font-style="normal" style:font-style-complex="normal"/>
    </style:style>
    <style:style style:name="T196" style:family="text">
      <style:text-properties style:font-name="Times New Roman2" fo:font-size="12pt" style:font-size-asian="12pt" style:font-size-complex="12pt" fo:font-style="italic" style:font-style-complex="italic"/>
    </style:style>
    <style:style style:name="T197" style:family="text">
      <style:text-properties fo:font-size="12pt" style:font-size-asian="12pt" style:font-size-complex="12pt" fo:font-style="italic" style:font-style-complex="italic"/>
    </style:style>
    <style:style style:name="T198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9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00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2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01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2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0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03" style:family="text">
      <style:text-properties fo:font-size="12pt" style:font-size-asian="12pt" style:font-size-complex="12pt" fo:font-style="normal" style:font-style-complex="normal" style:font-name="Times New Roman2"/>
    </style:style>
    <style:style style:name="T204" style:family="text">
      <style:text-properties style:font-name="Times New Roman2" style:font-name-complex="Times New Roman2"/>
    </style:style>
    <style:style style:name="T205" style:family="text">
      <style:text-properties style:font-name="Times New Roman2" style:font-name-complex="Times New Roman2" fo:font-style="italic" style:font-style-complex="italic"/>
    </style:style>
    <style:style style:name="T206" style:family="text">
      <style:text-properties style:font-name="Times New Roman2" style:font-name-complex="Times New Roman2" fo:font-weight="normal" fo:font-style="italic" fo:language="en" fo:country="US" style:font-weight-complex="normal" style:font-style-complex="italic"/>
    </style:style>
    <style:style style:name="T207" style:family="text">
      <style:text-properties style:font-name="Times New Roman2" style:font-name-complex="Times New Roman2" fo:font-weight="normal" fo:language="en" fo:country="US" style:font-weight-complex="normal" fo:font-style="normal" style:font-style-complex="normal"/>
    </style:style>
    <style:style style:name="T208" style:family="text">
      <style:text-properties style:font-name="Times New Roman2" style:font-name-complex="Times New Roman2" fo:font-weight="normal" fo:language="en" fo:country="US" style:font-weight-complex="normal" fo:font-style="italic" style:font-style-complex="italic"/>
    </style:style>
    <style:style style:name="T209" style:family="text">
      <style:text-properties style:font-name="Times New Roman2" style:font-name-complex="Times New Roman2" fo:font-weight="normal" fo:language="en" fo:country="US" style:font-weight-complex="normal" fo:font-style="normal" style:font-style-complex="normal" style:font-name-asian="Times New Roman1"/>
    </style:style>
    <style:style style:name="T210" style:family="text">
      <style:text-properties style:font-name="Times New Roman2" fo:font-size="12pt" style:font-name-complex="Times New Roman2" style:font-size-asian="12pt" style:font-size-complex="12pt" fo:font-style="normal" style:font-style-complex="normal"/>
    </style:style>
    <style:style style:name="T211" style:family="text">
      <style:text-properties style:font-name-complex="Times New Roman2"/>
    </style:style>
    <style:style style:name="T212" style:family="text">
      <style:text-properties style:font-name-complex="Times New Roman1"/>
    </style:style>
    <style:style style:name="T213" style:family="text">
      <style:text-properties style:font-name-complex="Times New Roman2" fo:font-style="italic" style:font-style-complex="italic"/>
    </style:style>
    <style:style style:name="T214" style:family="text">
      <style:text-properties style:font-name-complex="Times New Roman2" fo:font-style="normal" style:font-style-complex="normal"/>
    </style:style>
    <style:style style:name="T215" style:family="text">
      <style:text-properties fo:font-size="12pt" style:font-name-complex="Times New Roman2" style:font-size-asian="12pt" style:font-size-complex="12pt"/>
    </style:style>
    <style:style style:name="T216" style:family="text">
      <style:text-properties fo:font-size="12pt" style:font-size-asian="12pt" style:font-size-complex="12pt" style:font-name-complex="Times New Roman1"/>
    </style:style>
    <style:style style:name="T217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18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2" style:font-size-asian="12pt" style:font-size-complex="12pt"/>
    </style:style>
    <style:style style:name="T219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2" style:font-size-asian="12pt" style:font-size-complex="12pt" style:use-window-font-color="true" fo:font-style="italic" style:font-style-complex="italic"/>
    </style:style>
    <style:style style:name="T220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2" style:font-size-asian="12pt" style:font-size-complex="12pt" style:use-window-font-color="true"/>
    </style:style>
    <style:style style:name="T221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2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23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24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7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7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7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7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8">Bernat. 1980 </text:span><text:span text:style-name="T189">[1545]</text:span><text:span text:style-name="T188">. </text:span><text:span text:style-name="T190">Linguae vasconum primitiae</text:span><text:span text:style-name="T191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2">Leizarraga, Joanes. 1990 </text:span><text:span text:style-name="T189">[</text:span><text:span text:style-name="T188">1571</text:span><text:span text:style-name="T189">]</text:span><text:span text:style-name="T188">. </text:span><text:span text:style-name="T190">Iesus Christ gure iaunaren testamentu berria, Othoitza ecclesiasticoen forma,Catechismea, Kalendrera, ABC edo christinoen instructionea</text:span><text:span text:style-name="T191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6">Arriolabengoa, Julen. 2006. </text:span><text:span text:style-name="T193">Ibarguen-Cachopín kronika: Edizioa eta azterketa</text:span><text:span text:style-name="T106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92">Urkixo, Julio. 1919. </text:span><text:span text:style-name="T194">El refranero vasco</text:span><text:span text:style-name="T192">, vol. I: </text:span><text:span text:style-name="T194">Los refranes de Garibay</text:span><text:span text:style-name="T192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5">Betolazaren “Doctrina christiana”. </text:span><text:span text:style-name="T196">Euskera</text:span><text:span text:style-name="T19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5">Betolazaren “Doctrina christiana”. </text:span><text:span text:style-name="T196">Euskera</text:span><text:span text:style-name="T19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5">Betolazaren “Doctrina christiana”. </text:span><text:span text:style-name="T196">Euskera</text:span><text:span text:style-name="T19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7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7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7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7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7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8">Floristán, José M</text:span><text:span text:style-name="T199">a</text:span><text:span text:style-name="T198">. 1993. Conflictos fronterizos, espionaje y vascuence a finales del siglo XVI: 20 documentos inéditos. </text:span><text:span text:style-name="T200">Fontes Linguae Vasconum</text:span><text:span text:style-name="T201"> 63. 177</text:span><text:span text:style-name="T202">‒</text:span><text:span text:style-name="T203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7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7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1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2">Gustiok obedezidu bear deve Kongregazioak determinazen devana; eta Aytak edo Perfectoak enkargazen diagena, eta </text:span><text:span text:style-name="T93">ofrezizen bada</text:span><text:span text:style-name="T92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2">Lizenzia au ez</text:span><text:span text:style-name="T93">ta eman bear</text:span><text:span text:style-name="T92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2">Aplikaduko dirauze ynduljenziak </text:span><text:span text:style-name="T93">irabasten diradenak</text:span><text:span text:style-name="T92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2">Kongregazio onetan </text:span><text:span text:style-name="T93">sarzeen diradenean</text:span><text:span text:style-name="T92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2">Iñor </text:span><text:span text:style-name="T93">gaiztozen danean</text:span><text:span text:style-name="T92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4">Kongragazioko kapillan esan bear da bederazi lezioko ofizio bat; eta </text:span><text:span text:style-name="T95">aurkizen eztana</text:span><text:span text:style-name="T96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7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6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6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6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6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7">Bitartean, </text:span><text:span text:style-name="T98">obligatu naicen </text:span><text:span text:style-name="T99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2">Krajewska, Dorota, Eneko Zuloaga, Ekaitz Santazilia, Borja Ariztimuño, Oxel Uribe-Etxebarria &amp; Urtzi Reguero. 2017. </text:span><text:span text:style-name="T194">Esteve Materraren Do(c)trina Christiana (1617 &amp; 1623): edizioa eta azterketa</text:span><text:span text:style-name="T192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Finean, </text:span><text:span text:style-name="T101">gueuretçat </text:span><text:span text:style-name="T102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2">Krajewska, Dorota, Eneko Zuloaga, Ekaitz Santazilia, Borja Ariztimuño, Oxel Uribe-Etxebarria &amp; Urtzi Reguero. 2017. </text:span><text:span text:style-name="T194">Esteve Materraren Do(c)trina Christiana (1617 &amp; 1623): edizioa eta azterketa</text:span><text:span text:style-name="T192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3">Orduan sartcen gara eliçan, eta </text:span><text:span text:style-name="T104">eguiten gara </text:span><text:span text:style-name="T105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2">Krajewska, Dorota, Eneko Zuloaga, Ekaitz Santazilia, Borja Ariztimuño, Oxel Uribe-Etxebarria &amp; Urtzi Reguero. 2017. </text:span><text:span text:style-name="T194">Esteve Materraren Do(c)trina Christiana (1617 &amp; 1623): edizioa eta azterketa</text:span><text:span text:style-name="T192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77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4">Lakarra, Joseba A. 1999. </text:span><text:span text:style-name="T205">L’Interprect ou traduction du françois, espagol &amp; basque</text:span><text:span text:style-name="T204"> (~ 1620): II. Elkarrizketak. </text:span><text:span text:style-name="T206">International Journal of Basque Linguistics and Philology </text:span><text:span text:style-name="T207">[</text:span><text:span text:style-name="T208">ASJU</text:span><text:span text:style-name="T207">] 33(2). 493</text:span><text:span text:style-name="T209">–</text:span><text:span text:style-name="T207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6">ê naiçenarenganyq eçen </text:span><text:span text:style-name="T107">beguyratoco nais</text:span><text:span text:style-name="T106"> fidatcen ez naiçenarenganyq</text:span></text:p>
          </table:table-cell>
          <table:table-cell table:style-name="ce13" office:value-type="string" calcext:value-type="string">
            <text:p><text:span text:style-name="T177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4">Lakarra, Joseba A. 1999. </text:span><text:span text:style-name="T205">L’Interprect ou traduction du françois, espagol &amp; basque</text:span><text:span text:style-name="T204"> (~ 1620): II. Elkarrizketak. </text:span><text:span text:style-name="T206">International Journal of Basque Linguistics and Philology </text:span><text:span text:style-name="T207">[</text:span><text:span text:style-name="T208">ASJU</text:span><text:span text:style-name="T207">] 33(2). 493</text:span><text:span text:style-name="T209">–</text:span><text:span text:style-name="T207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7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4">Lakarra, Joseba A. 1999. </text:span><text:span text:style-name="T205">L’Interprect ou traduction du françois, espagol &amp; basque</text:span><text:span text:style-name="T204"> (~ 1620): II. Elkarrizketak. </text:span><text:span text:style-name="T206">International Journal of Basque Linguistics and Philology </text:span><text:span text:style-name="T207">[</text:span><text:span text:style-name="T208">ASJU</text:span><text:span text:style-name="T207">] 33(2). 493</text:span><text:span text:style-name="T209">–</text:span><text:span text:style-name="T207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8">Hau nola den obequiago adiceco bearda jaquin nola Mezan daucagun presentean Iaungoycoaren Semea guizon eguincena, ceyn </text:span><text:span text:style-name="T109">concebitu yçandubaytçen</text:span><text:span text:style-name="T110"> Andre dona Mariaren sabelean Espiritu sanduaren obras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8">Errandenetic atracenda lembicicoric ere Meza dela gauçabat ceñetan honrra gueyago ematen bayçayo Iaun goycoari, eta gueyago agradacen çayona eces berce gauça guciac ceren artan </text:span><text:span text:style-name="T109">ofrecicenbayçayo</text:span><text:span text:style-name="T110"> erranden beçala Iesu Christo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78">Beriain’s </text:span><text:span text:style-name="T179">Tratado de como se ha de oyr missa</text:span><text:span text:style-name="T180"> (1621)</text:span></text:p>
          </table:table-cell>
          <table:table-cell table:style-name="ce12" office:value-type="string" calcext:value-type="string">
            <text:p><text:span text:style-name="T192">Beriain, Juan. 1621. </text:span><text:span text:style-name="T194">Tratado de como se ha de oyr missa</text:span><text:span text:style-name="T210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Aita prestu ohorezko bat </text:span><text:span text:style-name="T112">hiltzen denean</text:span><text:span text:style-name="T111">, ondotik gelditzen den seme emazurtza, anhitz lekhutan </text:span><text:span text:style-name="T113">da</text:span><text:span text:style-name="T111"> bere aitaren amoreakgatik </text:span><text:span text:style-name="T113">ongi ethorria</text:span><text:span text:style-name="T111"> eta arraiki errezibitu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Aita prestu ohorezko bat </text:span><text:span text:style-name="T112">hiltzen denean</text:span><text:span text:style-name="T111">, ondotik gelditzen den seme emazurtza, anhitz lekhutan </text:span><text:span text:style-name="T113">da</text:span><text:span text:style-name="T111"> bere aitaren amoreakgatik </text:span><text:span text:style-name="T112">ongi ethorria</text:span><text:span text:style-name="T111"> eta </text:span><text:span text:style-name="T113">arraiki errezibitu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Ordea, zeren ezpaitira hamar bat hi tz edo baizen, hunela diferentki eta bi aldetara </text:span><text:span text:style-name="T113">eskiribatzen direnak</text:span><text:span text:style-name="T111">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ldin </text:span><text:span text:style-name="T113">egin baliz</text:span><text:span text:style-name="T111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Kargatu zituen hanbat manamenduz, sakrifizioz eta zirimonia suertez, hekin batean </text:span><text:span text:style-name="T113">khen zedin</text:span><text:span text:style-name="T111"> hanbat kalteren eta damuren haste eta pitzgarri den alfertasun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Plutarkok egiten du liburu bat, etsaietarik </text:span><text:span text:style-name="T113">atheratzen den</text:span><text:span text:style-name="T111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Arrazoin hunengatik </text:span><text:span text:style-name="T113">erran ahal diteke</text:span><text:span text:style-name="T111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Arrazoin hunengatik </text:span><text:span text:style-name="T112">erran ahal diteke</text:span><text:span text:style-name="T111">, etzuela egundaino gure Jaungoikoak nahi izatu, </text:span><text:span text:style-name="T113">akhaba zekizten</text:span><text:span text:style-name="T111"> Israeleko seme hei bere etsai guztiak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4">Egin da</text:span><text:span text:style-name="T115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Ordea, nola ezpainin tzen neure buruaz fida, </text:span><text:span text:style-name="T113">desenkusatu nintzen</text:span><text:span text:style-name="T111"> ahal bezanbat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ina alferrik, zeren hain zinez eta batetan </text:span><text:span text:style-name="T113">lothu zeizkidan</text:span><text:span text:style-name="T111">, non ezetz erraiteko bide guztiak hertsi baitzerauzkidaten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ina ikhusirik zein gauza guti </text:span><text:span text:style-name="T113">edireiten den</text:span><text:span text:style-name="T111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dakit, halaber, ezin </text:span><text:span text:style-name="T113">heda naitekeiela</text:span><text:span text:style-name="T111"> euskarako minza tze molde guztietar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en ez </text:span><text:span text:style-name="T113">naiz</text:span><text:span text:style-name="T111"> ni hargatik </text:span><text:span text:style-name="T113">bekhaiztuko</text:span><text:span text:style-name="T111">, eta ez mutturturik gaitzez jarriko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en ez </text:span><text:span text:style-name="T113">naiz</text:span><text:span text:style-name="T111"> ni hargatik </text:span><text:span text:style-name="T112">bekhaiztuko</text:span><text:span text:style-name="T111">, eta ez mutturturik gaitzez </text:span><text:span text:style-name="T113">jarriko</text:span><text:span text:style-name="T111">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en nola batbedera bakearekin lohakar tzen, ezansia tzen eta gorpu tzaren plazeretara </text:span><text:span text:style-name="T113">emaiten bait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sortzen zeiztela, eta hura deseginez gero, bakean eta soseguan </text:span><text:span text:style-name="T117">jarriko zire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Zeren berehala jendea alferkeriari, jan-edanari, erran- merranei, eta aisiak dakhazkeien gaixtakeria suerte guztiei </text:span><text:span text:style-name="T118">emanen zeiela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9">Bigarrenean kidatzen </text:span><text:span text:style-name="T120">da</text:span><text:span text:style-name="T119">, eta </text:span><text:span text:style-name="T120">aitzinatzen</text:span><text:span text:style-name="T119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Eta kolpea hu ts egin bada ere, </text:span><text:span text:style-name="T113">eztela</text:span><text:span text:style-name="T111"> zure faltaz edo zu hartako ez gai izanez </text:span><text:span text:style-name="T113">huts egin</text:span><text:span text:style-name="T111">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 ere </text:span><text:span text:style-name="T113">eskiribatuko baita</text:span><text:span text:style-name="T111"> euskaraz, hura guztia, euskaldunen buruzagi bezala, zuri dagotzula, zuri </text:span><text:span text:style-name="T112">zor zaitzu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 ere </text:span><text:span text:style-name="T112">eskiribatuko baita</text:span><text:span text:style-name="T111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1">Ediren bedi</text:span><text:span text:style-name="T111"> liburutto hunetan, Echaus eta Echausen omena eta izen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Konpainia berean galdegin zen berehala, ea nori </text:span><text:span text:style-name="T113">emanen zeikan</text:span><text:span text:style-name="T111"> liburuaren egiteko kargu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ina ikhusirik zein gauza guti </text:span><text:span text:style-name="T113">edireiten den</text:span><text:span text:style-name="T111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Enseiukarrean bezala </text:span><text:span text:style-name="T113">egiten diren</text:span><text:span text:style-name="T111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Pilare, harroin edo thonba laur kantoinetako gora ail txatu batzuk, </text:span><text:span text:style-name="T113">egin ahal zitezkeien</text:span><text:span text:style-name="T111"> gorenak, ondoan zabal eta puntan mehar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ina etsaien artean garenean, </text:span><text:span text:style-name="T113">behar dira</text:span><text:span text:style-name="T111"> buru-beharriak </text:span><text:span text:style-name="T113">ernatu</text:span><text:span text:style-name="T111">, zer egiten eta erraiten den behatu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3">hersten zaizte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Aita prestu ohorezko bat </text:span><text:span text:style-name="T113">hiltzen denean</text:span><text:span text:style-name="T111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Pisistrato Atenasko tirano gaixto hark ikhusi zuenean plaza guztia jende alferrez bethea, eta hetarik anhi tz malizia eta pensu gaixto </text:span><text:span text:style-name="T113">sor zitekeiela</text:span><text:span text:style-name="T111">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rran zuen, guztiak desegin, plaundu eta lurrarekin berdindu behar zuela, zeren bere gerla guztiak eta egitekoak hiri hartarik </text:span><text:span text:style-name="T118">sortzen zeiztela</text:span><text:span text:style-name="T122">, eta hura deseginez gero, bakean eta soseguan jarriko zire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Bai, ordea, joan zara; lekhuz </text:span><text:span text:style-name="T113">aldatu zara</text:span><text:span text:style-name="T111">; hemengo aldia egin duzu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Zeren anhitz moldez eta diferentki </text:span><text:span text:style-name="T113">minzatzen baitira</text:span><text:span text:style-name="T111"> Euskal Herrian 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1">Hari eskerrak errenda ia tzo tzu, eta nitzaz ere othoitz egiteaz, arren othoi, </text:span><text:span text:style-name="T113">orhoit zaitezi</text:span></text:p>
          </table:table-cell>
          <table:table-cell table:style-name="ce64" office:value-type="string" calcext:value-type="string">
            <text:p><text:span text:style-name="T178">Axular’s </text:span><text:span text:style-name="T179">Gero</text:span><text:span text:style-name="T180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2">Kapanaga, Martin O. 1656. </text:span><text:span text:style-name="T194">Exposición breue de la doctrina christiana</text:span><text:span text:style-name="T210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11">Oihenart, Arnaud. 2003 </text:span><text:span text:style-name="T212">[1657]</text:span><text:span text:style-name="T211">. </text:span><text:span text:style-name="T213">Euskal atsotitzak eta neurtitzak</text:span><text:span text:style-name="T21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3">Emaztearen gaitzez </text:span><text:span text:style-name="T124">xikira zedina </text:span><text:span text:style-name="T123">adarreki </text:span><text:span text:style-name="T12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2">Oihenart, Arnaud. 2003 </text:span><text:span text:style-name="T189">[1657]</text:span><text:span text:style-name="T188">. </text:span><text:span text:style-name="T190">Euskal atsotitzak eta neurtitzak</text:span><text:span text:style-name="T19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1">Oihenart, Arnaud. 2003 </text:span><text:span text:style-name="T212">[1657]</text:span><text:span text:style-name="T211">. </text:span><text:span text:style-name="T213">Euskal atsotitzak eta neurtitzak</text:span><text:span text:style-name="T21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1">Oihenart, Arnaud. 2003 </text:span><text:span text:style-name="T212">[1657]</text:span><text:span text:style-name="T211">. </text:span><text:span text:style-name="T213">Euskal atsotitzak eta neurtitzak</text:span><text:span text:style-name="T21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1">Oihenart, Arnaud. 2003 </text:span><text:span text:style-name="T212">[1657]</text:span><text:span text:style-name="T211">. </text:span><text:span text:style-name="T213">Euskal atsotitzak eta neurtitzak</text:span><text:span text:style-name="T21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81">Tartas’ </text:span><text:span text:style-name="T182">Onsa hilceco bidia</text:span><text:span text:style-name="T183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6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81">Tartas’ </text:span><text:span text:style-name="T182">Onsa hilceco bidia</text:span><text:span text:style-name="T183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6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81">Tartas’ </text:span><text:span text:style-name="T182">Onsa hilceco bidia</text:span><text:span text:style-name="T183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6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81">Tartas’ </text:span><text:span text:style-name="T182">Onsa hilceco bidia</text:span><text:span text:style-name="T183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6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81">Tartas’ </text:span><text:span text:style-name="T182">Onsa hilceco bidia</text:span><text:span text:style-name="T183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6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5"> </text:span><text:span text:style-name="T53">dian Catechima, eta </text:span><text:span text:style-name="T54">ezpaitcireye</text:span><text:span text:style-name="T53"> hartçaz</text:span><text:span text:style-name="T125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5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6">çaicielaric</text:span><text:span text:style-name="T125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7">Amor, ni </text:span><text:span text:style-name="T128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3">Escuara, eta escualdunac </text:span><text:span text:style-name="T124">mespreciatuac</text:span><text:span text:style-name="T123">, eta </text:span><text:span text:style-name="T124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3">Verthutea deitcen da verthute, ceren bere indarrez</text:span><text:span text:style-name="T7"> […] </text:span><text:span text:style-name="T129">ezbaita bentçutua </text:span><text:span text:style-name="T130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1">Consolatcen naiz</text:span><text:span text:style-name="T127">, ceren iduritcen baitçait asqui eguin dudala bederen ondocoei perfecinorateco</text:span><text:span text:style-name="T128"> </text:span><text:span text:style-name="T127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1">Sarthu cen </text:span><text:span text:style-name="T127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3">Guerla hunetan </text:span><text:span text:style-name="T124">hil ciren </text:span><text:span text:style-name="T123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2">Cerren, guizon guciac </text:span><text:span text:style-name="T133">concebitcen</text:span><text:span text:style-name="T132">, eta </text:span>jayotcen <text:span text:style-name="T1">badira</text:span> <text:span text:style-name="T132">ere aitagandic, </text:span>eta <text:span text:style-name="T132">amagandic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4">Acusatcen naiz </text:span><text:span text:style-name="T99">seigarren mandamentuan, pecatu eguin dedal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5">Ciñatcen</text:span><text:span text:style-name="T97">, eta </text:span><text:span text:style-name="T98">santiguatcen gueradenean </text:span><text:span text:style-name="T99">confessatcen ditugu gueure fedè santuco mysterioaetan principalenac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Jesu-Christo bera, ceña </text:span><text:span text:style-name="T98">ofrecitcen zayon</text:span><text:span text:style-name="T137"> </text:span><text:span text:style-name="T138">altare santuan bere aita eternoari gueure remedioraco, crutce santuan </text:span><text:span text:style-name="T139">ofrecitu citzaion </text:span><text:span text:style-name="T138">becel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0">Jesu-Christo bera, ceña </text:span><text:span text:style-name="T141">ofrecitcen zayon </text:span><text:span text:style-name="T142">altare santuan bere aita eternoari gueure remedioraco, crutce santuan </text:span><text:span text:style-name="T143">ofrecitu citzaion</text:span><text:span text:style-name="T144"> </text:span><text:span text:style-name="T145">becel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7">Culpaz eduqui baceban ignorantcia, </text:span><text:span text:style-name="T98">eztcebala disculpatu </text:span><text:span text:style-name="T99">ignorantcia orrec culpa içatetic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7">Bere pecatuaz </text:span><text:span text:style-name="T98">alabatu </text:span><text:span text:style-name="T99">ote </text:span><text:span text:style-name="T98">dan </text:span><text:span text:style-name="T99">iñoren aurrea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Bere vorondatez </text:span><text:span text:style-name="T146">loitu</text:span><text:span text:style-name="T147"> ote </text:span><text:span text:style-name="T146">dan</text:span><text:span text:style-name="T147">, edo procuratu ote deban </text:span><text:span text:style-name="T139">bere burua </text:span><text:span text:style-name="T138">loitce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7">Eta fiatu ote dan jaungoicoaren misericordian, sinisturic </text:span><text:span text:style-name="T98">salvatuco dala </text:span><text:span text:style-name="T99">aren medioz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8">Explicatcen naiz </text:span><text:span text:style-name="T149">clarecia gueiagoraco exemplo onequi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2">eta iracatsi bear zatena aurray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2">eta </text:span><text:span text:style-name="T133">iracatsi bear zatena</text:span><text:span text:style-name="T132"> aurray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Onez ofetean.emen entzutera </text:span><text:span text:style-name="T133">ematen </text:span><text:span text:style-name="T1">dan</text:span> <text:span text:style-name="T132">gauza </text:span>da, ezen, asco <text:span text:style-name="T132">importaduco baleb erê memoriaz icastea Cartilla onetan euscaraz escrivituric </text:span>digean <text:span text:style-name="T132">guzti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Beatz andi oniri, inclinaturic </text:span>juntatcen, <text:span text:style-name="T132">edo </text:span><text:span text:style-name="T133">arritmatcen zavon</text:span><text:span text:style-name="T132"> urreneco beatz onetan aditcera ematenda Christoren naturaleza </text:span>humana <text:span text:style-name="T132">edo guizontasun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Beatz andi oniri, inclinaturic </text:span>juntatcen, <text:span text:style-name="T132">edo arritmatcen zavon urreneco beatz onetan aditcera </text:span><text:span text:style-name="T133">ematenda</text:span><text:span text:style-name="T132"> Christoren naturaleza </text:span>humana <text:span text:style-name="T132">edo guizontasun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2">dituzu jaquin, eta ezagutu Credoan </text:span><text:span text:style-name="T133">arquitcen diraden</text:span><text:span text:style-name="T132"> Misteryo, eta Articulu, edo sentencia brebe aec </text:span>guciac'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Onela </text:span>guelditu <text:span text:style-name="T132">ciraden,beguiaquin </text:span><text:span text:style-name="T133">ecusi </text:span><text:span text:style-name="T1">litezquean</text:span>, <text:span text:style-name="T132">eta ecusi ecin litezquean gauza </text:span>guciac <text:span text:style-name="T132">criaturic, edo sorturic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Onela </text:span>guelditu <text:span text:style-name="T132">ciraden,beguiaquin ecusi </text:span>litezquean, <text:span text:style-name="T132">eta </text:span><text:span text:style-name="T133">ecusi</text:span><text:span text:style-name="T132"> ecin </text:span><text:span text:style-name="T133">litezquean</text:span><text:span text:style-name="T132"> gauza </text:span>guciac <text:span text:style-name="T132">criaturic, edo sorturic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Articulu onetan, bada, </text:span><text:span text:style-name="T133">d</text:span><text:span text:style-name="T1">eclaratcen da</text:span>, <text:span text:style-name="T132">Jaun</text:span>goicoaren Semea <text:span text:style-name="T132">cer modu marabillosoan guizon </text:span>eguin <text:span text:style-name="T132">za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Cerren, nola gucietan </text:span><text:span text:style-name="T1">arquitcen </text:span><text:span text:style-name="T150">dan</text:span><text:span text:style-name="T132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Bañan orregatican </text:span>erè, poderioaren <text:span text:style-name="T132">obra guciac </text:span><text:span text:style-name="T133">atribuitcen zaizca</text:span><text:span text:style-name="T132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Modu onetan, </text:span>bada, <text:span text:style-name="T151">explicatcen da</text:span><text:span text:style-name="T132"> Misteryo au clarecia, eta, </text:span>noticia <text:span text:style-name="T132">gueiagoraco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Asco dán adimbat izango dâ lènago </text:span><text:span text:style-name="T133">galdetu diraden</text:span><text:span text:style-name="T132"> iru gauza aec, eta orain galdetuaz, berriro essango dan gauza jaquite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2">Asco dán adimbat izango dâ lènago </text:span><text:span text:style-name="T152">galdetu diraden</text:span><text:span text:style-name="T132"> iru gauza aec, eta orain galdetuaz, berriro </text:span><text:span text:style-name="T133">essango dan</text:span><text:span text:style-name="T132"> gauza jaquite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3">Trinidade santuco Persona oetatic cein </text:span><text:span text:style-name="T76">eguin </text:span><text:span text:style-name="T154">zan</text:span><text:span text:style-name="T155"> </text:span><text:span text:style-name="T34">guizon?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6">Articulu onetan, bada, declaratcen da, Jaungoicoaren Semea cer modu marabillosoan guizon </text:span><text:span text:style-name="T157">eguin za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81">(18) [present participle + </text:span><text:span text:style-name="T182">izan</text:span><text:span text:style-name="T183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84">Otxoa de Arin’s </text:span><text:span text:style-name="T185">Doctrina christianaren explicacioa</text:span><text:span text:style-name="T186"> (1713)</text:span></text:p>
          </table:table-cell>
          <table:table-cell table:style-name="ce9" office:value-type="string" calcext:value-type="string">
            <text:p><text:span text:style-name="T215">Otxoa de Arin, Joseph. 1902 </text:span><text:span text:style-name="T216">[1713]. </text:span><text:span text:style-name="T217">Doctrina christianaren explicacioa</text:span><text:span text:style-name="T21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çoinac <text:span text:style-name="T1">itçuliac iç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178">Xurio’s </text:span><text:span text:style-name="T179">Jesu-Christoren imitacionea</text:span><text:span text:style-name="T180"> (1720)</text:span></text:p>
          </table:table-cell>
          <table:table-cell table:style-name="ce12" office:value-type="string" calcext:value-type="string">
            <text:p><text:span text:style-name="T14">Xurio, Mixel. 1825 </text:span><text:span text:style-name="T195">[1720]. </text:span><text:span text:style-name="T196">Jesu-Christoren imitacionea</text:span><text:span text:style-name="T195">. Baiona/Bayonne: Léon-Martin Cluzeau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9">Ni </text:span><text:span text:style-name="T158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9">Beira zaite </text:span><text:span text:style-name="T160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8">Elizalde, Francisco. 1735. </text:span><text:span text:style-name="T219">Apezendaco dotrina christiana uscáras</text:span><text:span text:style-name="T22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8">Elizalde, Francisco. 1735. </text:span><text:span text:style-name="T219">Apezendaco dotrina christiana uscáras</text:span><text:span text:style-name="T22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8">Elizalde, Francisco. 1735. </text:span><text:span text:style-name="T219">Apezendaco dotrina christiana uscáras</text:span><text:span text:style-name="T22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9">Erreguetan deusugu Andrea, borondate andi euqui ebanagaiti, </text:span><text:span text:style-name="T158">ofrezietan zala </text:span><text:span text:style-name="T149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21">Urkizu, Diego de. 1737. </text:span><text:span text:style-name="T222">Virgina Santissimien Errosario Santuena</text:span><text:span text:style-name="T223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1">Señale au ceñatuten dala da </text:span><text:span text:style-name="T143">santiguetan dala </text:span><text:span text:style-name="T162">ondo</text:span></text:p>
          </table:table-cell>
          <table:table-cell table:style-name="ce13" office:value-type="string" calcext:value-type="string">
            <text:p><text:span text:style-name="T177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8">Othoiztua naiz</text:span><text:span text:style-name="T149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3">Eçteçaçula gogorki trata, tentacioniaç </text:span><text:span text:style-name="T158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ci eçta bere buria goratcen diana pheretchatu, bena bai </text:span><text:span text:style-name="T165">Jincouaç gora </text:span><text:span text:style-name="T166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7">nitçaç</text:span><text:span text:style-name="T166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6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77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2" table:number-columns-repeated="16372"/>
        </table:table-row>
        <table:table-row table:style-name="ro1">
          <table:table-cell table:style-name="ce73" office:value-type="string" calcext:value-type="string">
            <text:p><text:span text:style-name="T168">Munduaren partetic aguirienetan jaquin dan gueiena griegoz ta latinez </text:span><text:span text:style-name="T169">escribitu </text:span><text:span text:style-name="T1">iza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8">escribitu ta gazteai </text:span><text:span text:style-name="T170">abc</text:span><text:span text:style-name="T168">-tic asi ta eracusten</text:span><text:span text:style-name="T169"> jarri zan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Gazte bat aurtasunetic nola ondo </text:span><text:span text:style-name="T169">aci bear dan</text:span><text:span text:style-name="T168">, </text:span><text:span text:style-name="T170">abc</text:span><text:span text:style-name="T168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Eusquera Jaincoac nai ta menditarte oietan, beti nasgabe, beti garbi, beti seguru beregan </text:span><text:span text:style-name="T169">gorde izandu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8">Adan gure Aitari45 eusqueraz “Adan, non cera?” esan ciol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Munduaren partetic aguirienetan </text:span><text:span text:style-name="T169">jaquin dan</text:span><text:span text:style-name="T168"> gueiena griegoz ta latinez escribitu </text:span>izan d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8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8">bertaco ta are gueiago Franciaco libruen socorruaz, nolerebait errazago beren izquera </text:span><text:span text:style-name="T169">gorde iza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Maravilla au ondo icusi, enzun ta aditu gabe ecin, ala fede, </text:span><text:span text:style-name="T169">sinistu </text:span><text:span text:style-name="T1">liteque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8">gramatican euscara beñere </text:span><text:span text:style-name="T169">utci bear ezt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1">gordetcen badira</text:span><text:span text:style-name="T168"> edoceñ eusquera chitez beraa, suave eta gozoa ertengo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Deadar, izu ta golpe gabe, ezpada onez, egun guchian ondo </text:span><text:span text:style-name="T169">esan zan</text:span><text:span text:style-name="T168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Usadio charrai berneac ebaqui, </text:span><text:span text:style-name="T169">esan</text:span><text:span text:style-name="T168"> oi </text:span><text:span text:style-name="T169">da</text:span><text:span text:style-name="T168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Usadio charrai berneac ebaqui, esan oi da; ta alferricaco letra asco utci ta itcez esaten edo aoz </text:span><text:span text:style-name="T169">pronunciatcen dana</text:span><text:span text:style-name="T168"> garbiro escribituaz, obeto ta errazago </text:span>acertatuco d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8">du ez berez edo bacarric, baicican vocalaquin batean aoz </text:span><text:span text:style-name="T169">esaten diranac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Alere, asco eguiequi eusquera </text:span><text:span text:style-name="T169">galdu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8">egercicio pisca batequin seguru erdaraz bezala edo aisago euscaraz iracurtcera</text:span><text:span text:style-name="T169"> </text:span><text:span text:style-name="T1">eguingo ce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8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78">Kardaberaz’ </text:span><text:span text:style-name="T179">Eusqueraren berri onac</text:span><text:span text:style-name="T180"> (1761)</text:span></text:p>
          </table:table-cell>
          <table:table-cell table:style-name="ce12" office:value-type="string" calcext:value-type="string">
            <text:p>Kardaberaz, Agustin. 2004 [1761]. <text:span text:style-name="T224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2">Cer icen </text:span><text:span text:style-name="T173">eman</text:span><text:span text:style-name="T174"> oi </text:span><text:span text:style-name="T173">zate</text:span><text:span text:style-name="T174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2">Beraz onezco damu, edo Contricioarequin confesatzeco prestatzen bada bat, eta Elizara dijoala bidean </text:span><text:span text:style-name="T173">iltzen bada</text:span><text:span text:style-name="T174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75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25: iii)</text:p>
          </table:table-cell>
          <table:table-cell table:number-columns-repeated="16383"/>
        </table:table-row>
        <table:table-row table:style-name="ro1" table:number-rows-repeated="10476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/>
    <style:font-face style:name="Times New Roman4" svg:font-family="'Times New Roman', 'Times New Roman PS'" style:font-family-generic="roman"/>
    <style:font-face style:name="Times New Roman5" svg:font-family="'Times New Roman'" style:font-adornments="Lodia" style:font-family-generic="roman" style:font-pitch="variable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24T20:30:36.642000000</dc:date>
    <meta:editing-duration>P1DT16H22M33S</meta:editing-duration>
    <meta:editing-cycles>897</meta:editing-cycles>
    <meta:generator>LibreOffice/7.5.2.2$Windows_X86_64 LibreOffice_project/53bb9681a964705cf672590721dbc85eb4d0c3a2</meta:generator>
    <meta:document-statistic meta:table-count="1" meta:cell-count="9540" meta:object-count="0"/>
  </office:meta>
</office:document-meta>
</file>